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`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-in-max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V-out-max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string" calcext:value-type="string">
            <text:p>V-out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string" calcext:value-type="string">
            <text:p>K-ind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I-o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-sw</text:p>
          </table:table-cell>
          <table:table-cell office:value-type="float" office:value="570000" calcext:value-type="float">
            <text:p>570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-min</text:p>
          </table:table-cell>
          <table:table-cell table:formula="of:=(([.B4]*([.B3]-[.B5]))/([.B3]*[.B6]*[.B7]*[.B8]))" office:value-type="float" office:value="0.0000167508771929825" calcext:value-type="float">
            <text:p>1.67508771929825E-05</text:p>
          </table:table-cell>
          <table:table-cell office:value-type="string" calcext:value-type="string">
            <text:p><text:s/>= 16 u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8:59:48.772214132</meta:creation-date>
    <dc:date>2020-10-19T21:35:12.861075894</dc:date>
    <meta:editing-duration>PT2H25M13S</meta:editing-duration>
    <meta:editing-cycles>3</meta:editing-cycles>
    <meta:generator>LibreOffice/6.4.6.2$Linux_X86_64 LibreOffice_project/40$Build-2</meta:generator>
    <meta:document-statistic meta:table-count="1" meta:cell-count="16" meta:object-count="0"/>
  </office:meta>
</office:document-meta>
</file>